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518cm" fo:min-width="2.82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1cm" fo:min-width="4.034cm"/>
    </style:style>
    <style:style style:name="gr4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9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1.8cm" fo:min-width="1.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Tango_20_Green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Tango_20_Green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4.7cm" svg:height="2.5cm" svg:x="1.9cm" svg:y="0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cm" svg:y1="3cm" svg:x2="4.3cm" svg:y2="5.8cm">
          <text:p/>
        </draw:line>
        <draw:custom-shape draw:style-name="gr1" draw:text-style-name="P2" xml:id="id3" draw:id="id3" draw:layer="layout" svg:width="4.7cm" svg:height="2.5cm" svg:x="13.8cm" svg:y="17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2cm" svg:height="2cm" svg:x="0.9cm" svg:y="5.8cm">
          <text:p text:style-name="P1">Wprowadź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2" draw:id="id2" draw:layer="layout" svg:width="5.1cm" svg:height="3.2cm" svg:x="6cm" svg:y="20.9cm">
          <text:p text:style-name="P1">Suma = a+b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cm" svg:y1="7.9cm" svg:x2="4.3cm" svg:y2="10.7cm">
          <text:p/>
        </draw:line>
        <draw:line draw:style-name="gr2" draw:text-style-name="P3" draw:layer="layout" svg:x1="4.3cm" svg:y1="12.9cm" svg:x2="4.4cm" svg:y2="15.7cm">
          <text:p/>
        </draw:line>
        <draw:custom-shape draw:style-name="gr3" draw:text-style-name="P4" draw:layer="layout" svg:width="7.2cm" svg:height="2cm" svg:x="12cm" svg:y="22.5cm">
          <text:p text:style-name="P1">Wprowadź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1.2cm" svg:y1="23.1cm" svg:x2="13.5cm" svg:y2="23.2cm">
          <text:p/>
        </draw:line>
        <draw:custom-shape draw:style-name="gr5" draw:text-style-name="P1" xml:id="id1" draw:id="id1" draw:layer="layout" svg:width="4.8cm" svg:height="4.1cm" svg:x="1.9cm" svg:y="10.8cm">
          <text:p text:style-name="P1">Czy a &lt; b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.9cm" svg:y1="12.85cm" svg:x2="6cm" svg:y2="22.5cm" draw:start-shape="id1" draw:start-glue-point="5" draw:end-shape="id2" draw:end-glue-point="3" svg:d="M1900 12850h-501v9650h4601" svg:viewBox="0 0 4602 9651">
          <text:p text:style-name="P1">TAK</text:p>
        </draw:connector>
        <draw:connector draw:style-name="gr6" draw:text-style-name="P3" draw:layer="layout" svg:x1="6.7cm" svg:y1="12.85cm" svg:x2="13.8cm" svg:y2="18.75cm" draw:start-shape="id1" draw:start-glue-point="7" draw:end-shape="id3" draw:end-glue-point="6" svg:d="M6700 12850h3551v5900h3549" svg:viewBox="0 0 7101 5901">
          <text:p text:style-name="P1">NIE </text:p>
        </draw:connector>
        <draw:line draw:style-name="gr2" draw:text-style-name="P3" draw:layer="layout" svg:x1="16.1cm" svg:y1="22.6cm" svg:x2="16.3cm" svg:y2="2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50.051093740</meta:creation-date>
    <dc:date>2017-09-06T12:36:02.551096393</dc:date>
    <meta:editing-duration>PT10M52S</meta:editing-duration>
    <meta:editing-cycles>2</meta:editing-cycles>
    <meta:generator>LibreOffice/5.4.0.3$Linux_X86_64 LibreOffice_project/40m0$Build-3</meta:generator>
    <meta:document-statistic meta:object-count="13"/>
  </office:meta>
</office:document-meta>
</file>